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fo:color="#0000ff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ff" style:font-name="Liberation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/>
          <table:table-cell office:value-type="string">
            <text:p>m</text:p>
          </table:table-cell>
          <table:table-cell table:number-columns-repeated="3"/>
          <table:table-cell office:value-type="string">
            <text:p>r_orig</text:p>
          </table:table-cell>
          <table:table-cell table:number-columns-repeated="3"/>
          <table:table-cell office:value-type="string">
            <text:p>r_red</text:p>
          </table:table-cell>
          <table:table-cell table:number-columns-repeated="3"/>
          <table:table-cell office:value-type="string">
            <text:p>weight</text:p>
          </table:table-cell>
          <table:table-cell table:number-columns-repeated="2"/>
        </table:table-row>
        <table:table-row table:style-name="ro2">
          <table:table-cell office:value-type="string">
            <text:p>C1</text:p>
          </table:table-cell>
          <table:table-cell table:number-columns-repeated="3" office:value-type="float" office:value="0.014027">
            <text:p>0.014027</text:p>
          </table:table-cell>
          <table:table-cell/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0.48431">
            <text:p>-0.48431</text:p>
          </table:table-cell>
          <table:table-cell/>
          <table:table-cell table:formula="of:= [.F2] / 0.5291772" office:value-type="float" office:value="1.47398640757765">
            <text:p>1.4739864076</text:p>
          </table:table-cell>
          <table:table-cell table:formula="of:= [.G2] / 0.5291772" office:value-type="float" office:value="0">
            <text:p>0</text:p>
          </table:table-cell>
          <table:table-cell table:formula="of:= [.H2] / 0.5291772" office:value-type="float" office:value="-0.915213278274272">
            <text:p>-0.9152132783</text:p>
          </table:table-cell>
          <table:table-cell/>
          <table:table-cell table:formula="of:= [.B2]*[.J2]" office:value-type="float" office:value="0.0206756073390917">
            <text:p>0.0206756073</text:p>
          </table:table-cell>
          <table:table-cell table:formula="of:= [.C2]*[.K2]" office:value-type="float" office:value="0">
            <text:p>0</text:p>
          </table:table-cell>
          <table:table-cell table:formula="of:= [.D2]*[.L2]" office:value-type="float" office:value="-0.0128376966543532">
            <text:p>-0.0128376967</text:p>
          </table:table-cell>
        </table:table-row>
        <table:table-row table:style-name="ro2">
          <table:table-cell office:value-type="string">
            <text:p>C2</text:p>
          </table:table-cell>
          <table:table-cell table:number-columns-repeated="3" office:value-type="float" office:value="0.014027">
            <text:p>0.014027</text:p>
          </table:table-cell>
          <table:table-cell/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48431">
            <text:p>-0.48431</text:p>
          </table:table-cell>
          <table:table-cell/>
          <table:table-cell table:formula="of:= [.F3] / 0.5291772" office:value-type="float" office:value="-1.47398640757765">
            <text:p>-1.4739864076</text:p>
          </table:table-cell>
          <table:table-cell table:formula="of:= [.G3] / 0.5291772" office:value-type="float" office:value="0">
            <text:p>0</text:p>
          </table:table-cell>
          <table:table-cell table:formula="of:= [.H3] / 0.5291772" office:value-type="float" office:value="-0.915213278274272">
            <text:p>-0.9152132783</text:p>
          </table:table-cell>
          <table:table-cell/>
          <table:table-cell table:formula="of:= [.B3]*[.J3]" office:value-type="float" office:value="-0.0206756073390917">
            <text:p>-0.0206756073</text:p>
          </table:table-cell>
          <table:table-cell table:formula="of:= [.C3]*[.K3]" office:value-type="float" office:value="0">
            <text:p>0</text:p>
          </table:table-cell>
          <table:table-cell table:formula="of:= [.D3]*[.L3]" office:value-type="float" office:value="-0.0128376966543532">
            <text:p>-0.0128376967</text:p>
          </table:table-cell>
        </table:table-row>
        <table:table-row table:style-name="ro2">
          <table:table-cell office:value-type="string">
            <text:p>O</text:p>
          </table:table-cell>
          <table:table-cell table:number-columns-repeated="3" office:value-type="float" office:value="0.015999">
            <text:p>0.01599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73569">
            <text:p>0.73569</text:p>
          </table:table-cell>
          <table:table-cell/>
          <table:table-cell table:formula="of:= [.F4] / 0.5291772" office:value-type="float" office:value="0">
            <text:p>0</text:p>
          </table:table-cell>
          <table:table-cell table:formula="of:= [.G4] / 0.5291772" office:value-type="float" office:value="0">
            <text:p>0</text:p>
          </table:table-cell>
          <table:table-cell table:formula="of:= [.H4] / 0.5291772" office:value-type="float" office:value="1.39025264127026">
            <text:p>1.3902526413</text:p>
          </table:table-cell>
          <table:table-cell/>
          <table:table-cell table:formula="of:= [.B4]*[.J4]" office:value-type="float" office:value="0">
            <text:p>0</text:p>
          </table:table-cell>
          <table:table-cell table:formula="of:= [.C4]*[.K4]" office:value-type="float" office:value="0">
            <text:p>0</text:p>
          </table:table-cell>
          <table:table-cell table:formula="of:= [.D4]*[.L4]" office:value-type="float" office:value="0.0222426520076829">
            <text:p>0.022242652</text:p>
          </table:table-cell>
        </table:table-row>
        <table:table-row table:style-name="ro1">
          <table:table-cell table:number-columns-repeated="13"/>
          <table:table-cell table:formula="of:= SUM([.N2:.N4])" office:value-type="float" office:value="0">
            <text:p>0</text:p>
          </table:table-cell>
          <table:table-cell table:formula="of:= SUM([.O2:.O4])" office:value-type="float" office:value="0">
            <text:p>0</text:p>
          </table:table-cell>
          <table:table-cell table:formula="of:= SUM([.P2:.P4])" office:value-type="float" office:value="-0.00343274130102355">
            <text:p>-0.0034327413</text:p>
          </table:table-cell>
        </table:table-row>
        <table:table-row table:style-name="ro1">
          <table:table-cell/>
          <table:table-cell table:formula="of:= SUM([.B2:.B4])" office:value-type="float" office:value="0.044053">
            <text:p>0.044053</text:p>
          </table:table-cell>
          <table:table-cell table:number-columns-repeated="7"/>
          <table:table-cell office:value-type="string">
            <text:p>translated</text:p>
          </table:table-cell>
          <table:table-cell table:number-columns-repeated="3"/>
          <table:table-cell table:formula="of:= [.N5]/44.053" office:value-type="float" office:value="0">
            <text:p>0</text:p>
          </table:table-cell>
          <table:table-cell table:formula="of:= [.O5]/44.053" office:value-type="float" office:value="0">
            <text:p>0</text:p>
          </table:table-cell>
          <table:table-cell table:formula="of:= [.P5]/[.B6]" office:value-type="float" office:value="-0.077922985971978">
            <text:p>-0.077922986</text:p>
          </table:table-cell>
        </table:table-row>
        <table:table-row table:style-name="ro2">
          <table:table-cell/>
          <table:table-cell table:number-columns-repeated="3" office:value-type="float" office:value="0.014027">
            <text:p>0.014027</text:p>
          </table:table-cell>
          <table:table-cell table:number-columns-repeated="4"/>
          <table:table-cell table:formula="of:= [.B7]" office:value-type="float" office:value="0.014027">
            <text:p>0.014027</text:p>
          </table:table-cell>
          <table:table-cell table:formula="of:= [.J2]" office:value-type="float" office:value="1.47398640757765">
            <text:p>1.4739864076</text:p>
          </table:table-cell>
          <table:table-cell table:formula="of:= [.K2]" office:value-type="float" office:value="0">
            <text:p>0</text:p>
          </table:table-cell>
          <table:table-cell table:formula="of:= [.L2] + 0.077922986" office:value-type="float" office:value="-0.837290292274272">
            <text:p>-0.8372902923</text:p>
          </table:table-cell>
          <table:table-cell/>
          <table:table-cell table:formula="of:= [.B7]*[.J7]" office:value-type="float" office:value="0.0206756073390917">
            <text:p>0.0206756073</text:p>
          </table:table-cell>
          <table:table-cell table:formula="of:= [.C7]*[.K7]" office:value-type="float" office:value="0">
            <text:p>0</text:p>
          </table:table-cell>
          <table:table-cell table:formula="of:= [.D7]*[.L7]" office:value-type="float" office:value="-0.0117446709297312">
            <text:p>-0.0117446709</text:p>
          </table:table-cell>
        </table:table-row>
        <table:table-row table:style-name="ro2">
          <table:table-cell/>
          <table:table-cell table:number-columns-repeated="3" office:value-type="float" office:value="0.014027">
            <text:p>0.014027</text:p>
          </table:table-cell>
          <table:table-cell table:number-columns-repeated="4"/>
          <table:table-cell table:formula="of:= [.B8]" office:value-type="float" office:value="0.014027">
            <text:p>0.014027</text:p>
          </table:table-cell>
          <table:table-cell table:formula="of:= [.J3]" office:value-type="float" office:value="-1.47398640757765">
            <text:p>-1.4739864076</text:p>
          </table:table-cell>
          <table:table-cell table:formula="of:= [.K3]" office:value-type="float" office:value="0">
            <text:p>0</text:p>
          </table:table-cell>
          <table:table-cell table:formula="of:= [.L3] + 0.077922986" office:value-type="float" office:value="-0.837290292274272">
            <text:p>-0.8372902923</text:p>
          </table:table-cell>
          <table:table-cell/>
          <table:table-cell table:formula="of:= [.B8]*[.J8]" office:value-type="float" office:value="-0.0206756073390917">
            <text:p>-0.0206756073</text:p>
          </table:table-cell>
          <table:table-cell table:formula="of:= [.C8]*[.K8]" office:value-type="float" office:value="0">
            <text:p>0</text:p>
          </table:table-cell>
          <table:table-cell table:formula="of:= [.D8]*[.L8]" office:value-type="float" office:value="-0.0117446709297312">
            <text:p>-0.0117446709</text:p>
          </table:table-cell>
        </table:table-row>
        <table:table-row table:style-name="ro2">
          <table:table-cell/>
          <table:table-cell table:number-columns-repeated="3" office:value-type="float" office:value="0.015999">
            <text:p>0.015999</text:p>
          </table:table-cell>
          <table:table-cell table:number-columns-repeated="4"/>
          <table:table-cell table:formula="of:= [.B9]" office:value-type="float" office:value="0.015999">
            <text:p>0.015999</text:p>
          </table:table-cell>
          <table:table-cell table:formula="of:= [.J4]" office:value-type="float" office:value="0">
            <text:p>0</text:p>
          </table:table-cell>
          <table:table-cell table:formula="of:= [.K4]" office:value-type="float" office:value="0">
            <text:p>0</text:p>
          </table:table-cell>
          <table:table-cell table:formula="of:= [.L4] + 0.077922986" office:value-type="float" office:value="1.46817562727026">
            <text:p>1.4681756273</text:p>
          </table:table-cell>
          <table:table-cell/>
          <table:table-cell table:formula="of:= [.B9]*[.J9]" office:value-type="float" office:value="0">
            <text:p>0</text:p>
          </table:table-cell>
          <table:table-cell table:formula="of:= [.C9]*[.K9]" office:value-type="float" office:value="0">
            <text:p>0</text:p>
          </table:table-cell>
          <table:table-cell table:formula="of:= [.D9]*[.L9]" office:value-type="float" office:value="0.0234893418606969">
            <text:p>0.0234893419</text:p>
          </table:table-cell>
        </table:table-row>
        <table:table-row table:style-name="ro1">
          <table:table-cell table:number-columns-repeated="13"/>
          <table:table-cell table:formula="of:= SUM([.N7:.N9])" office:value-type="float" office:value="0">
            <text:p>0</text:p>
          </table:table-cell>
          <table:table-cell table:formula="of:= SUM([.O7:.O9])" office:value-type="float" office:value="0">
            <text:p>0</text:p>
          </table:table-cell>
          <table:table-cell table:formula="of:= SUM([.P7:.P9])" office:value-type="float" office:value="0.00000000000123445351163376">
            <text:p>1.23445351163376E-012</text:p>
          </table:table-cell>
        </table:table-row>
        <table:table-row table:style-name="ro1">
          <table:table-cell table:number-columns-repeated="9"/>
          <table:table-cell table:style-name="ce2" table:formula="of:= [.I7]*([.K7]*[.K7] + [.L7]*[.L7]) + [.I8]*([.K8]*[.K8] + [.L8]*[.L8]) + [.I9]*([.K9]*[.K9] + [.L9]*[.L9])" office:value-type="float" office:value="0.0541538771313338">
            <text:p>0.0541538771</text:p>
          </table:table-cell>
          <table:table-cell table:style-name="ce3" table:formula="of:= -([.I7]*[.J7]*[.K7] + [.I8]*[.J8]*[.K8] + [.I9]*[.J9]*[.K9])" office:value-type="float" office:value="-0">
            <text:p>0</text:p>
          </table:table-cell>
          <table:table-cell table:style-name="ce5" table:formula="of:= -([.I7]*[.J7]*[.L7] + [.I8]*[.J8]*[.L8] + [.I9]*[.J9]*[.L9])" office:value-type="float" office:value="-0">
            <text:p>0</text:p>
          </table:table-cell>
          <table:table-cell/>
          <table:table-cell table:formula="of:= [.N10]/44.053" office:value-type="float" office:value="0">
            <text:p>0</text:p>
          </table:table-cell>
          <table:table-cell table:formula="of:= [.O10]/44.053" office:value-type="float" office:value="0">
            <text:p>0</text:p>
          </table:table-cell>
          <table:table-cell table:formula="of:= [.P10]/44.053" office:value-type="float" office:value="0.000000000000028022007845862">
            <text:p>2.8022007845862E-014</text:p>
          </table:table-cell>
        </table:table-row>
        <table:table-row table:style-name="ro1">
          <table:table-cell table:number-columns-repeated="9"/>
          <table:table-cell table:style-name="ce3" table:formula="of:= -([.I7]*[.J7]*[.K7] + [.I8]*[.J8]*[.K8] + [.I9]*[.J9]*[.K9])" office:value-type="float" office:value="-0">
            <text:p>0</text:p>
          </table:table-cell>
          <table:table-cell table:style-name="ce4" table:formula="of:= [.I7]*([.J7]*[.J7] + [.L7]*[.L7]) + [.I8]*([.J8]*[.J8] + [.L8]*[.L8]) + [.I9]*([.J9]*[.J9] + [.L9]*[.L9])" office:value-type="float" office:value="0.115105005503802">
            <text:p>0.1151050055</text:p>
          </table:table-cell>
          <table:table-cell table:style-name="ce3" table:formula="of:= -([.I7]*[.K7]*[.L7] + [.I8]*[.K8]*[.L8] + [.I9]*[.K9]*[.L9])" office:value-type="float" office:value="-0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3" table:formula="of:= -([.I7]*[.J7]*[.L7] + [.I8]*[.J8]*[.L8] + [.I9]*[.J9]*[.L9])" office:value-type="float" office:value="-0">
            <text:p>0</text:p>
          </table:table-cell>
          <table:table-cell table:style-name="ce3" table:formula="of:= -([.I7]*[.K7]*[.L7] + [.I8]*[.K8]*[.L8] + [.I9]*[.K9]*[.L9])" office:value-type="float" office:value="-0">
            <text:p>0</text:p>
          </table:table-cell>
          <table:table-cell table:style-name="ce4" table:formula="of:= [.I7]*([.J7]*[.J7] + [.K7]*[.K7]) + [.I8]*([.J8]*[.J8] + [.K8]*[.K8]) + [.I9]*([.J9]*[.J9] + [.K9]*[.K9])" office:value-type="float" office:value="0.0609511283724678">
            <text:p>0.0609511284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0-06-17T18:23:08</meta:creation-date>
    <dc:date>2014-07-17T07:46:00</dc:date>
    <meta:editing-duration>PT37M58S</meta:editing-duration>
    <meta:editing-cycles>10</meta:editing-cycles>
    <meta:generator>LibreOffice/3.5$Linux_X86_64 LibreOffice_project/350m1$Build-2</meta:generator>
    <meta:document-statistic meta:table-count="3" meta:cell-count="96" meta:object-count="0"/>
  </office:meta>
</office:document-meta>
</file>